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fo:margin-top="0in" fo:margin-bottom="0in" table:align="margins" style:writing-mode="lr-tb"/>
    </style:style>
    <style:style style:name="Table1.A" style:family="table-column">
      <style:table-column-properties style:column-width="1.3833in" style:rel-column-width="10923*"/>
    </style:style>
    <style:style style:name="Table1.B" style:family="table-column">
      <style:table-column-properties style:column-width="1.3826in" style:rel-column-width="10917*"/>
    </style:style>
    <style:style style:name="Table1.C" style:family="table-column">
      <style:table-column-properties style:column-width="1.384in" style:rel-column-width="10930*"/>
    </style:style>
    <style:style style:name="Table1.F" style:family="table-column">
      <style:table-column-properties style:column-width="1.3833in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.B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93b38" officeooo:paragraph-rsid="00493b3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f521b" officeooo:paragraph-rsid="003f521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c0208"/>
    </style:style>
    <style:style style:name="P4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7c940" officeooo:paragraph-rsid="0037c940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951f6" officeooo:paragraph-rsid="003951f6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ab4cd" officeooo:paragraph-rsid="003ab4c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7c940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951f6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c8986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officeooo:rsid="003f521b" officeooo:paragraph-rsid="00436147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officeooo:rsid="003ab4cd" officeooo:paragraph-rsid="003c8986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officeooo:rsid="003c8986" officeooo:paragraph-rsid="003c8986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officeooo:rsid="003d9375" officeooo:paragraph-rsid="003d9375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officeooo:rsid="003d9375" officeooo:paragraph-rsid="004101d7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3c8986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101d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3f4434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3c8986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3d9375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3d937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3d9375" officeooo:paragraph-rsid="003d9375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3f4434" officeooo:paragraph-rsid="003f4434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3f4434" officeooo:paragraph-rsid="0041407b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43f8d8" officeooo:paragraph-rsid="0043f8d8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4896d9" officeooo:paragraph-rsid="004896d9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436147" officeooo:paragraph-rsid="004361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b4cd" style:font-weight-asian="bold" style:font-weight-complex="bold"/>
    </style:style>
    <style:style style:name="T3" style:family="text">
      <style:text-properties fo:font-weight="bold" officeooo:rsid="003f521b" style:font-weight-asian="bold" style:font-weight-complex="bold"/>
    </style:style>
    <style:style style:name="T4" style:family="text">
      <style:text-properties style:font-name="DejaVu Sans Condensed1"/>
    </style:style>
    <style:style style:name="T5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37c940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c8986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3f4434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f521b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3d9375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c8986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f521b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f4434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d9375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9c031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48c2ac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49d9d8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4bc461" style:font-size-asian="12pt" style:font-weight-asian="bold" style:font-size-complex="12pt" style:font-weight-complex="bold"/>
    </style:style>
    <style:style style:name="T20" style:family="text">
      <style:text-properties style:font-name="DejaVu Sans Condensed1" officeooo:rsid="003d9375"/>
    </style:style>
    <style:style style:name="T21" style:family="text">
      <style:text-properties style:font-name="DejaVu Sans Condensed1" fo:font-weight="bold" style:font-weight-asian="bold" style:font-weight-complex="bold"/>
    </style:style>
    <style:style style:name="T22" style:family="text">
      <style:text-properties style:font-name="DejaVu Sans Condensed1" fo:font-weight="bold" officeooo:rsid="003d9375" style:font-weight-asian="bold" style:font-weight-complex="bold"/>
    </style:style>
    <style:style style:name="T23" style:family="text">
      <style:text-properties style:font-name="DejaVu Sans Condensed1" fo:font-weight="bold" officeooo:rsid="004101d7" style:font-weight-asian="bold" style:font-weight-complex="bold"/>
    </style:style>
    <style:style style:name="T24" style:family="text">
      <style:text-properties officeooo:rsid="003ab4c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7c94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951f6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ab4cd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c898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f521b" style:font-size-asian="12pt" style:font-weight-asian="normal" style:font-size-complex="12pt" style:font-weight-complex="normal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7c940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f521b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3951f6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3ab4cd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3c8986" style:font-size-asian="12pt" style:font-weight-asian="bold" style:font-size-complex="12pt" style:font-weight-complex="bold"/>
    </style:style>
    <style:style style:name="T37" style:family="text">
      <style:text-properties officeooo:rsid="003f521b"/>
    </style:style>
    <style:style style:name="T38" style:family="text">
      <style:text-properties officeooo:rsid="004101d7"/>
    </style:style>
    <style:style style:name="T39" style:family="text">
      <style:text-properties officeooo:rsid="00419744"/>
    </style:style>
    <style:style style:name="T40" style:family="text">
      <style:text-properties style:font-name="DejaVu Sans Condensed" fo:font-weight="bold" style:font-weight-asian="bold" style:font-weight-complex="bold"/>
    </style:style>
    <style:style style:name="T41" style:family="text">
      <style:text-properties officeooo:rsid="004edea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F"/>
        <table:table-row table:style-name="Table1.1">
          <table:table-cell table:style-name="Table1.A1" office:value-type="string">
            <text:p text:style-name="P4"><text:span text:style-name="T16">1</text:span><text:span text:style-name="T40">xx - Controls</text:span></text:p>
          </table:table-cell>
          <table:table-cell table:style-name="Table1.B1" office:value-type="string">
            <text:p text:style-name="P5">2xx - Ground</text:p>
          </table:table-cell>
          <table:table-cell table:style-name="Table1.C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E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16">2</text:span><text:span text:style-name="T18">0</text:span><text:span text:style-name="T16">1</text:span><text:span text:style-name="T17"> - </text:span><text:span text:style-name="T19">Ground - </text:span><text:span text:style-name="T17">Cold Start</text:span></text:p>
      <text:p text:style-name="P1"/>
      <text:p text:style-name="P1">Cold Start checklist<text:span text:style-name="T41"> -- (Default autostart takes 4m23s)</text:span></text:p>
      <text:list xml:id="list1410417737" text:style-name="L1">
        <text:list-item>
          <text:p text:style-name="P6"><text:span text:style-name="T2">Battery Switch</text:span><text:span text:style-name="T24"> ... </text:span><text:span text:style-name="T1">BATT</text:span> (right hand forward)</text:p>
        </text:list-item>
        <text:list-item>
          <text:p text:style-name="P6"><text:span text:style-name="T2">Main AC Gen Switch</text:span><text:span text:style-name="T24"> ... </text:span><text:span text:style-name="T1">AC GEN</text:span> (right hand forward)</text:p>
        </text:list-item>
        <text:list-item>
          <text:p text:style-name="P6"><text:span text:style-name="T2">DC Gen Switch</text:span><text:span text:style-name="T24"> ... </text:span><text:span text:style-name="T1">DC GEN</text:span> (right hand forward)</text:p>
        </text:list-item>
        <text:list-item>
          <text:p text:style-name="P6"><text:span text:style-name="T2">AAP: </text:span><text:span text:style-name="T1">COM1</text:span>,<text:span text:style-name="T24"> </text:span><text:span text:style-name="T2">COM2</text:span><text:span text:style-name="T24">, </text:span><text:span text:style-name="T2">WMMC1</text:span><text:span text:style-name="T24">, </text:span><text:span text:style-name="T2">WMMC2</text:span> button<text:span text:style-name="T24">s</text:span> ... <text:span text:style-name="T1">ON</text:span> (Avionics Activation Panel, right hand)</text:p>
        </text:list-item>
        <text:list-item>
          <text:p text:style-name="P9"><text:span text:style-name="T33">Intercom Switch</text:span><text:span text:style-name="T30"> ... </text:span><text:span text:style-name="T32">INT COM </text:span><text:span text:style-name="T26">(right hand)</text:span></text:p>
        </text:list-item>
        <text:list-item>
          <text:p text:style-name="P7"><text:span text:style-name="T1">COM1</text:span>, <text:span text:style-name="T1">COM2</text:span>, <text:span text:style-name="T1">TCN/ILS</text:span>, <text:span text:style-name="T1">MSL </text:span><text:span text:style-name="T3">V</text:span><text:span text:style-name="T1">olume </text:span><text:span text:style-name="T3">K</text:span><text:span text:style-name="T1">nobs</text:span> ... <text:span text:style-name="T1">On, as desired</text:span> (right hand)</text:p>
        </text:list-item>
        <text:list-item>
          <text:p text:style-name="P7">Silence <text:span text:style-name="T37">w</text:span>arning by pressing Master Warning light.</text:p>
        </text:list-item>
        <text:list-item>
          <text:p text:style-name="P7"><text:span text:style-name="T1">HUD CONT</text:span>, <text:span text:style-name="T1">HUD BRT</text:span>, <text:span text:style-name="T1">UFCP BRT</text:span> knobs ... <text:span text:style-name="T1">On, as desired</text:span> (UFC)</text:p>
        </text:list-item>
        <text:list-item>
          <text:p text:style-name="P7">Start engine:</text:p>
          <text:list>
            <text:list-item>
              <text:p text:style-name="P7"><text:span text:style-name="T2">Fuel Pump Switch</text:span><text:span text:style-name="T24"> ... </text:span><text:span text:style-name="T1">START PUMP</text:span> <text:span text:style-name="T24">(f</text:span>orward<text:span text:style-name="T24">)</text:span> (left hand forward)</text:p>
            </text:list-item>
            <text:list-item>
              <text:p text:style-name="P7"><text:span text:style-name="T2">Engine Control Switch</text:span><text:span text:style-name="T24"> ... </text:span><text:span text:style-name="T1">ENG CTRL</text:span> (forward) <text:span text:style-name="T24">(left hard forward)</text:span></text:p>
            </text:list-item>
            <text:list-item>
              <text:p text:style-name="P10"><text:span text:style-name="T34">S</text:span><text:span text:style-name="T35">tart</text:span><text:span text:style-name="T34"> mode selector switch</text:span><text:span text:style-name="T27"> ... </text:span><text:span text:style-name="T34">START</text:span><text:span text:style-name="T27"> (middle, </text:span><text:span text:style-name="T28">default</text:span><text:span text:style-name="T27">) (left hand next to throttle)</text:span></text:p>
            </text:list-item>
            <text:list-item>
              <text:p text:style-name="P10"><text:span text:style-name="T27">Press </text:span><text:span text:style-name="T34">Throttle Stop to Idle</text:span><text:span text:style-name="T27"> (</text:span><text:span text:style-name="T34">Bottom Thumb Button press</text:span><text:span text:style-name="T27">). <text:s/></text:span><text:span text:style-name="T28">Keep throttle at idle.</text:span></text:p>
            </text:list-item>
            <text:list-item>
              <text:p text:style-name="P7"><text:span text:style-name="T2">Ground Start Button</text:span><text:span text:style-name="T24"> </text:span>... <text:span text:style-name="T1">Press and hold</text:span> for approx 4 seconds, engine will start.</text:p>
            </text:list-item>
            <text:list-item>
              <text:p text:style-name="P8">Monitor start on <text:span text:style-name="T1">EPI1</text:span> MFD page.</text:p>
            </text:list-item>
          </text:list>
        </text:list-item>
        <text:list-item>
          <text:p text:style-name="P7"><text:span text:style-name="T1">ECS </text:span><text:span text:style-name="T2">Mode Knob</text:span><text:span text:style-name="T24"> </text:span>... <text:span text:style-name="T1">NORM</text:span> (right hand)</text:p>
        </text:list-item>
        <text:list-item>
          <text:p text:style-name="P11"><text:span text:style-name="T34">SHARS </text:span><text:span text:style-name="T35">S</text:span><text:span text:style-name="T34">witch</text:span><text:span text:style-name="T27"> ... </text:span><text:span text:style-name="T35">SHARS</text:span><text:span text:style-name="T28"> (left elbow)</text:span></text:p>
          <text:list>
            <text:list-item>
              <text:p text:style-name="P11"><text:span text:style-name="T28">Monitor alignment on </text:span><text:span text:style-name="T35">EFIS</text:span><text:span text:style-name="T28"> MFD page, takes 1 minute.</text:span></text:p>
            </text:list-item>
          </text:list>
        </text:list-item>
        <text:list-item>
          <text:p text:style-name="P12"><text:span text:style-name="T35">Emergency Hydraulic Pump Switch</text:span><text:span text:style-name="T28"> ... </text:span><text:span text:style-name="T35">EMG HYD</text:span><text:span text:style-name="T28"> (left elbow)</text:span></text:p>
        </text:list-item>
        <text:list-item>
          <text:p text:style-name="P13"><text:span text:style-name="T31">AAP: INS</text:span><text:span text:style-name="T25"> button ... </text:span><text:span text:style-name="T31">ON</text:span><text:span text:style-name="T26"> (Avionics Activation Panel, right hand)</text:span></text:p>
          <text:list>
            <text:list-item>
              <text:p text:style-name="P14"><text:span text:style-name="T26">W</text:span><text:span text:style-name="T25">ait until left MFD displays </text:span><text:span text:style-name="T31">DST</text:span><text:span text:style-name="T25"> page and center MFD displays </text:span><text:span text:style-name="T31">INS</text:span><text:span text:style-name="T25"> page.</text:span></text:p>
            </text:list-item>
          </text:list>
        </text:list-item>
        <text:list-item>
          <text:p text:style-name="P14"><text:span text:style-name="T25">On UFC, press </text:span><text:span text:style-name="T31">DST 4</text:span><text:span text:style-name="T25"> button, </text:span><text:span text:style-name="T30">t</text:span><text:span text:style-name="T25">op row should say </text:span><text:span text:style-name="T31">DST <text:s text:c="2"/>00</text:span><text:span text:style-name="T25">.</text:span></text:p>
        </text:list-item>
        <text:list-item>
          <text:p text:style-name="P17"><text:span text:style-name="T7">Open kneeboard to first page to see </text:span><text:span text:style-name="T13">initial</text:span><text:span text:style-name="T12"> lat/long, altitude, and heading</text:span><text:span text:style-name="T7">, </text:span><text:span text:style-name="T9">or use F10 map.</text:span></text:p>
        </text:list-item>
        <text:list-item>
          <text:p text:style-name="P14"><text:span text:style-name="T25">Press </text:span><text:span text:style-name="T31">Arrow</text:span><text:span text:style-name="T25"> button to </text:span><text:span text:style-name="T31">left</text:span><text:span text:style-name="T25"> of </text:span><text:span text:style-name="T31">second row</text:span><text:span text:style-name="T25"> and enter </text:span><text:span text:style-name="T31">latitude</text:span><text:span text:style-name="T25"> (N/S). <text:s/>Press </text:span><text:span text:style-name="T31">Arrow</text:span><text:span text:style-name="T25"> button again to save.</text:span></text:p>
        </text:list-item>
      </text:list>
      <text:list text:style-name="L2">
        <text:list-item>
          <text:list>
            <text:list-item>
              <text:p text:style-name="P20"><text:span text:style-name="T7">To set N or S, press </text:span><text:span text:style-name="T12">Arrow</text:span><text:span text:style-name="T7"> button to </text:span><text:span text:style-name="T12">right</text:span><text:span text:style-name="T7"> of </text:span><text:span text:style-name="T12">second row</text:span><text:span text:style-name="T7">.</text:span></text:p>
            </text:list-item>
          </text:list>
        </text:list-item>
      </text:list>
      <text:list xml:id="list165856276256002" text:continue-list="list1410417737" text:style-name="L1">
        <text:list-item>
          <text:p text:style-name="P11"><text:span text:style-name="T29">Press </text:span><text:span text:style-name="T36">Arrow</text:span><text:span text:style-name="T29"> button to </text:span><text:span text:style-name="T36">left</text:span><text:span text:style-name="T29"> of </text:span><text:span text:style-name="T36">third row</text:span><text:span text:style-name="T29"> and enter </text:span><text:span text:style-name="T36">longitude</text:span><text:span text:style-name="T29"> (E/W). <text:s/>Press </text:span><text:span text:style-name="T36">Arrow</text:span><text:span text:style-name="T29"> button again to save.</text:span></text:p>
        </text:list-item>
      </text:list>
      <text:list text:style-name="L3">
        <text:list-item>
          <text:list>
            <text:list-item>
              <text:p text:style-name="P21"><text:span text:style-name="T7">To set </text:span><text:span text:style-name="T10">E</text:span><text:span text:style-name="T7"> or </text:span><text:span text:style-name="T10">W</text:span><text:span text:style-name="T7">, press </text:span><text:span text:style-name="T12">Arrow</text:span><text:span text:style-name="T7"> button to </text:span><text:span text:style-name="T12">right</text:span><text:span text:style-name="T7"> of </text:span><text:span text:style-name="T15">third</text:span><text:span text:style-name="T12"> row</text:span><text:span text:style-name="T7">.</text:span></text:p>
            </text:list-item>
          </text:list>
        </text:list-item>
      </text:list>
      <text:list xml:id="list165856963589179" text:continue-list="list165856276256002" text:style-name="L1">
        <text:list-item>
          <text:p text:style-name="P15">Press <text:span text:style-name="T1">Arrow</text:span> button to <text:span text:style-name="T1">right</text:span> of <text:span text:style-name="T1">fourth row</text:span> and enter <text:span text:style-name="T1">altitude</text:span> as 5 digits with leading zeros. <text:s/>Press <text:span text:style-name="T3">A</text:span><text:span text:style-name="T1">rrow</text:span> button again to save.</text:p>
        </text:list-item>
      </text:list>
      <text:list text:style-name="L4">
        <text:list-item>
          <text:list>
            <text:list-item>
              <text:p text:style-name="P22"><text:span text:style-name="T20">To set + or - (above or below sea level), press </text:span><text:span text:style-name="T22">Arrow</text:span><text:span text:style-name="T20"> button to </text:span><text:span text:style-name="T22">left</text:span><text:span text:style-name="T20"> of </text:span><text:span text:style-name="T22">fourth row</text:span><text:span text:style-name="T20">.</text:span></text:p>
            </text:list-item>
          </text:list>
        </text:list-item>
      </text:list>
      <text:list xml:id="list165856648722659" text:continue-list="list165856963589179" text:style-name="L1">
        <text:list-item>
          <text:p text:style-name="P15">Perform <text:span text:style-name="T1">FAST</text:span> or <text:span text:style-name="T1">GC</text:span> alignment <text:span text:style-name="T39">(full GC alignment may be needed for best accuracy with GPS guided weapons)</text:span>:</text:p>
          <text:list>
            <text:list-item>
              <text:p text:style-name="P15"><text:span text:style-name="T1">FAST</text:span>:</text:p>
              <text:list>
                <text:list-item>
                  <text:p text:style-name="P15"><text:span text:style-name="T1">INS Mode Knob</text:span> ... <text:span text:style-name="T1">FAST</text:span> or <text:span text:style-name="T1">NAV</text:span> (NAV does FAST alignment and then automatically switches to NAV)</text:p>
                </text:list-item>
                <text:list-item>
                  <text:p text:style-name="P15">While aligning, on center MFD, press <text:span text:style-name="T3">THDG</text:span><text:span text:style-name="T37"> </text:span>OSB and enter true heading.</text:p>
                </text:list-item>
                <text:list-item>
                  <text:p text:style-name="P16">When <text:span text:style-name="T1">REMAIN TIME</text:span> reaches <text:span text:style-name="T1">00:00:00</text:span> and <text:span text:style-name="T1">FAST</text:span> is blinking on center MFD, <text:span text:style-name="T38">alignment is complete.</text:span></text:p>
                </text:list-item>
                <text:list-item>
                  <text:p text:style-name="P16"><text:span text:style-name="T1">INS Mode Knob</text:span> ... <text:span text:style-name="T1">NAV</text:span> (if it isn't there already).</text:p>
                </text:list-item>
              </text:list>
            </text:list-item>
            <text:list-item>
              <text:p text:style-name="P15"><text:span text:style-name="T1">GC</text:span>:</text:p>
              <text:list>
                <text:list-item>
                  <text:p text:style-name="P15"><text:span text:style-name="T1">INS Mode Knob</text:span> ... <text:span text:style-name="T1">GC</text:span></text:p>
                </text:list-item>
                <text:list-item>
                  <text:p text:style-name="P15">Center MFD will show alignment progress, takes 4 minutes.</text:p>
                </text:list-item>
                <text:list-item>
                  <text:p text:style-name="P18"><text:span text:style-name="T20">When </text:span><text:span text:style-name="T22">REMAIN TIME</text:span><text:span text:style-name="T20"> reaches </text:span><text:span text:style-name="T22">00:00:00</text:span><text:span text:style-name="T20"> and </text:span><text:span text:style-name="T22">GC</text:span><text:span text:style-name="T20"> is blinking on center MFD, alignment is complete.</text:span></text:p>
                </text:list-item>
                <text:list-item>
                  <text:p text:style-name="P18"><text:span text:style-name="T22">INS Mode Knob</text:span><text:span text:style-name="T20"> ... </text:span><text:span text:style-name="T23">NAV</text:span></text:p>
                </text:list-item>
              </text:list>
            </text:list-item>
          </text:list>
        </text:list-item>
        <text:list-item>
          <text:p text:style-name="P23"><text:span text:style-name="T21">AAP: NAV</text:span><text:span text:style-name="T4"> ... </text:span><text:span text:style-name="T21">ON</text:span><text:span text:style-name="T4"> (</text:span><text:span text:style-name="T6">Avionics Activation Panel, right hand)</text:span></text:p>
        </text:list-item>
        <text:list-item>
          <text:p text:style-name="P19"><text:span text:style-name="T8">Click </text:span><text:span text:style-name="T14">Oxygen Tube Connector</text:span><text:span text:style-name="T8"> and </text:span><text:span text:style-name="T14">G-Suit Connector</text:span><text:span text:style-name="T8"> to hook up suit. <text:s/>Tubes should look like they have caps when connected. (left side of seat)</text:span></text:p>
        </text:list-item>
        <text:list-item>
          <text:p text:style-name="P24"><text:span text:style-name="T5">Open </text:span><text:span text:style-name="T11">Oxygen Valve</text:span><text:span text:style-name="T5"> by scrolling up (knob moves left/CCW) until it stops. <text:s/></text:span><text:span text:style-name="T11">OXY BLINK</text:span><text:span text:style-name="T5"> will blink next to warning light panel. (left elbow)</text:span></text:p>
        </text:list-item>
        <text:list-item>
          <text:p text:style-name="P24"><text:span text:style-name="T11">Eject Seat Safe/Arm Handle</text:span><text:span text:style-name="T5"> ... </text:span><text:span text:style-name="T11">ARMED</text:span><text:span text:style-name="T5"> (SAFE/ARMED lever by left knee)</text:span></text:p>
        </text:list-item>
        <text:list-item>
          <text:p text:style-name="P24"><text:span text:style-name="T11">Ejection Seat Firing Handle Safety Pin</text:span><text:span text:style-name="T5"> ... </text:span><text:span text:style-name="T11">Remove</text:span><text:span text:style-name="T5"> (click, Remove Before Flight ribbon should disappear) (center seat between legs)</text:span></text:p>
        </text:list-item>
        <text:list-item>
          <text:p text:style-name="P25"><text:span text:style-name="T11">AAP: CMBT</text:span><text:span text:style-name="T5"> ... </text:span><text:span text:style-name="T11">ON</text:span><text:span text:style-name="T5">, activates </text:span><text:span text:style-name="T11">AAP: RDR, SNLK, OESP, RWR, IFF, SAIU</text:span><text:span text:style-name="T5"> buttons </text:span><text:span text:style-name="T6"><text:s/>(Avionics Activation Panel, right hand)</text:span></text:p>
        </text:list-item>
        <text:list-item>
          <text:p text:style-name="P26"><text:span text:style-name="T6">O</text:span><text:span text:style-name="T5">n UFC, press </text:span><text:span text:style-name="T11">HNS</text:span><text:span text:style-name="T5"> button, then press </text:span><text:span text:style-name="T11">Arrow</text:span><text:span text:style-name="T5"> button to </text:span><text:span text:style-name="T11">left</text:span><text:span text:style-name="T5"> of </text:span><text:span text:style-name="T11">second row</text:span><text:span text:style-name="T5"> to set </text:span><text:span text:style-name="T11">INS+GPS</text:span><text:span text:style-name="T5">.</text:span></text:p>
        </text:list-item>
        <text:list-item>
          <text:p text:style-name="P27"><text:span text:style-name="T11">Radio Mode Selector knob</text:span><text:span text:style-name="T5"> ... </text:span><text:span text:style-name="T11">TR</text:span><text:span text:style-name="T5"> or </text:span><text:span text:style-name="T11">TR+G</text:span><text:span text:style-name="T5"> (left elbow)</text:span></text:p>
        </text:list-item>
        <text:list-item>
          <text:p text:style-name="P28"><text:span text:style-name="T11">Brake switch</text:span><text:span text:style-name="T5"> ... </text:span><text:span text:style-name="T11">NORM</text:span><text:span text:style-name="T5"> (left hand forward), releases parking brake</text:span></text:p>
        </text:list-item>
      </text:list>
      <text:p text:style-name="P2"/>
      <text:p text:style-name="P2">Proceed with preflight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H19M20S</meta:editing-duration>
    <meta:editing-cycles>55</meta:editing-cycles>
    <meta:generator>LibreOffice/7.4.5.1$Windows_X86_64 LibreOffice_project/9c0871452b3918c1019dde9bfac75448afc4b57f</meta:generator>
    <dc:date>2023-04-01T16:58:55.830000000</dc:date>
    <meta:document-statistic meta:table-count="1" meta:image-count="0" meta:object-count="0" meta:page-count="1" meta:paragraph-count="58" meta:word-count="667" meta:character-count="3590" meta:non-whitespace-character-count="3021"/>
  </office:meta>
</office:document-meta>
</file>